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/>
    <style:font-face style:name="Calibri" svg:font-family="Calibri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1" svg:font-family="Arial" style:font-family-generic="swiss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center" style:justify-single-word="false"/>
      <style:text-properties fo:color="#333333" style:font-name="Arial" fo:font-size="16pt" fo:language="en" fo:country="none" fo:font-style="italic" fo:font-weight="bold" style:font-name-asian="Arial" style:font-size-asian="16pt" style:font-style-asian="italic" style:font-weight-asian="bold" style:font-name-complex="Arial" style:font-style-complex="italic" style:font-weight-complex="bold"/>
    </style:style>
    <style:style style:name="P2" style:family="paragraph" style:parent-style-name="Standard">
      <style:paragraph-properties fo:margin-top="0in" fo:margin-bottom="0.139in" fo:line-height="115%"/>
    </style:style>
    <style:style style:name="P3" style:family="paragraph" style:parent-style-name="Standard">
      <style:paragraph-properties fo:margin-top="0in" fo:margin-bottom="0.139in" fo:line-height="115%"/>
      <style:text-properties fo:font-size="11pt" fo:language="en" fo:country="none" style:font-size-asian="11pt" style:font-size-complex="11pt"/>
    </style:style>
    <style:style style:name="P4" style:family="paragraph" style:parent-style-name="Standard" style:master-page-name="Standard">
      <style:paragraph-properties fo:margin-top="0in" fo:margin-bottom="0.139in" fo:line-height="115%"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style:font-name="Arial" fo:font-size="16pt" fo:language="en" fo:country="none" fo:font-style="italic" fo:font-weight="bold" style:font-name-asian="Arial" style:font-size-asian="16pt" style:font-style-asian="italic" style:font-weight-asian="bold" style:font-name-complex="Arial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ANUCANA-EVENTS </text:span></text:p>
      <text:p text:style-name="P1">VISION </text:p>
      <text:p text:style-name="P2"/>
      <text:p text:style-name="P3">To build and comission a system which <text:span text:style-name="T1">disperses the information</text:span> about the activities/ events happening in the communities to the outside world, <text:span text:style-name="T1">capture the payments and user preferences </text:span>in a way that <text:span text:style-name="T1">seamlessly integrates</text:span> with the sales and marketing departments of anucana.</text:p>
      <text:p text:style-name="P2"/>
      <text:p text:style-name="P3">SCOPE : <text:s/></text:p>
      <text:p text:style-name="P3"><text:tab/>1. Branding / templating and scheduling of events/activities </text:p>
      <text:p text:style-name="P3"><text:tab/>2. Billing, receipt generation and seating/fooding/other preference capture</text:p>
      <text:p text:style-name="P3"><text:tab/>3. Event Cancellation / Re-imbersements</text:p>
      <text:p text:style-name="P3"><text:tab/>4. Web application / SMS notification / Alerts</text:p>
      <text:p text:style-name="P2"/>
      <text:p text:style-name="P3">GOALS :</text:p>
      <text:p text:style-name="P3"><text:tab/>1. Manage calendar of events / actors </text:p>
      <text:p text:style-name="P3"><text:tab/>2. Manage Payments and perfences</text:p>
      <text:p text:style-name="P2"/>
      <text:p text:style-name="P3">ACTORS :</text:p>
      <text:p text:style-name="P3"><text:tab/>1. Community Users / Moderators </text:p>
      <text:p text:style-name="P3"><text:tab/>2. General Users</text:p>
      <text:p text:style-name="P3"><text:tab/>3. Marketing Team</text:p>
      <text:p text:style-name="P3"><text:tab/>5. Sales Team</text:p>
      <text:p text:style-name="P3"><text:tab/>6. Payment Gateways</text:p>
      <text:p text:style-name="P2"/>
      <text:p text:style-name="P3">FEATURES :</text:p>
      <text:p text:style-name="P3"><text:soft-page-break/><text:tab/>1. Ability to create and schedule new events in the community </text:p>
      <text:p text:style-name="P3"><text:tab/>2. Ability to apply templates / branding materials on the events / activities</text:p>
      <text:p text:style-name="P3"><text:tab/>3. Integration with payment gateways and ability to generate receipt</text:p>
      <text:p text:style-name="P3"><text:tab/>4. Ability to cancel events and re-imberse the payments</text:p>
      <text:p text:style-name="P3"><text:tab/>5. Ability to send SMS alerts / confirmations to the paid customers about the <text:tab/><text:tab/>events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" style:font-family-generic="swiss"/>
    <style:font-face style:name="Calibri" svg:font-family="Calibri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Calibri" style:font-size-asian="12pt" style:language-asian="zh" style:country-asian="CN" style:font-name-complex="Calib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Calibri" fo:font-size="12pt" fo:language="en" fo:country="GB" style:letter-kerning="true" style:font-name-asian="Calibri" style:font-size-asian="12pt" style:language-asian="en" style:country-asian="GB" style:font-name-complex="Calibri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use-window-font-color="true" style:font-name="Arial1" fo:font-size="14pt" fo:language="en" fo:country="US" style:letter-kerning="true" style:font-name-asian="Mangal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style:use-window-font-color="true" style:font-name="Calibri" fo:font-size="12pt" fo:language="en" fo:country="US" style:letter-kerning="true" style:font-name-asian="Calibri" style:font-size-asian="12pt" style:language-asian="zh" style:country-asian="CN" style:font-name-complex="Calibri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asian="Mangal1"/>
    </style:style>
    <style:style style:name="Caption" style:family="paragraph" style:parent-style-name="Standard" style:class="extra">
      <style:paragraph-properties fo:margin-top="0.0835in" fo:margin-bottom="0.0835in" fo:hyphenation-ladder-count="no-limit"/>
      <style:text-properties style:use-window-font-color="true" style:font-name="Calibri" fo:font-size="12pt" fo:language="en" fo:country="US" fo:font-style="italic" style:letter-kerning="true" style:font-name-asian="Mangal1" style:language-asian="zh" style:country-asian="CN" style:font-style-asian="italic" style:font-name-complex="Calibri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Calibri" fo:font-size="12pt" fo:language="en" fo:country="US" style:letter-kerning="true" style:font-name-asian="Mangal1" style:font-size-asian="12pt" style:language-asian="zh" style:country-asian="CN" style:font-name-complex="Calibri" fo:hyphenate="false" fo:hyphenation-remain-char-count="2" fo:hyphenation-push-char-count="2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document-statistic meta:table-count="0" meta:image-count="0" meta:object-count="0" meta:page-count="2" meta:paragraph-count="23" meta:word-count="168" meta:character-count="1083"/>
    <dc:date>2013-11-17T11:52:22.82</dc:date>
    <dc:creator>Arvind Srivastava</dc:creator>
    <meta:editing-duration>PT4S</meta:editing-duration>
    <meta:editing-cycles>1</meta:editing-cycles>
  </office:meta>
</office:document-meta>
</file>